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C00004076000013EC18DB8F55.svm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-color="#ffffff" draw:textarea-horizontal-align="justify" draw:textarea-vertical-align="middle" draw:auto-grow-height="false" fo:padding-top="0.13cm" fo:padding-bottom="0.13cm" fo:padding-left="0.255cm" fo:padding-right="0.255cm" fo:wrap-option="no-wrap" style:protect="size"/>
    </style:style>
    <style:style style:name="gr2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fo:wrap-option="no-wrap" style:protect="size"/>
    </style:style>
    <style:style style:name="gr3" style:family="graphic" style:parent-style-name="standard">
      <style:graphic-properties svg:stroke-width="0.01cm" draw:marker-start-width="0.32cm" draw:marker-end-width="0.32cm" draw:fill="solid" draw:fill-color="#ffffff" draw:textarea-horizontal-align="center" draw:textarea-vertical-align="middle" draw:auto-grow-height="false" fo:padding-top="0.13cm" fo:padding-bottom="0.13cm" fo:padding-left="0.26cm" fo:padding-right="0.26cm" fo:wrap-option="no-wrap" style:protect="size"/>
    </style:style>
    <style:style style:name="gr4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style:protect="size"/>
    </style:style>
    <style:style style:name="gr5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1cm" draw:marker-start-width="0.32cm" draw:marker-end-width="0.32cm" draw:fill-color="#ffffff" draw:textarea-horizontal-align="center" draw:textarea-vertical-align="middle"/>
    </style:style>
    <style:style style:name="gr8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width="0.01cm" draw:marker-start-width="0.32cm" draw:marker-end-width="0.32cm" draw:fill-color="#ffffff" draw:textarea-horizontal-align="center" draw:textarea-vertical-align="middle" draw:shadow="hidden"/>
    </style:style>
    <style:style style:name="gr10" style:family="graphic" style:parent-style-name="standard">
      <style:graphic-properties draw:stroke="dash" draw:stroke-dash="Fine_20_Dashed"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true" fo:min-height="0cm" fo:min-width="0cm"/>
    </style:style>
    <style:style style:name="gr12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textarea-horizontal-align="justify" draw:textarea-vertical-align="bottom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16" style:family="graphic" style:parent-style-name="standard">
      <style:graphic-properties svg:stroke-color="#ffffff" draw:fill-color="#ffffff" draw:textarea-horizontal-align="center" draw:textarea-vertical-align="middle"/>
    </style:style>
    <style:style style:name="gr17" style:family="graphic" style:parent-style-name="standard">
      <style:graphic-properties svg:stroke-color="#ffffff" draw:fill-color="#ffffff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6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6pt"/>
    </style:style>
    <style:style style:name="P4" style:family="paragraph">
      <style:paragraph-properties fo:text-align="center"/>
      <style:text-properties fo:font-family="'Times New Roman'" style:font-style-name="Курсив" style:font-family-generic="roman" style:font-pitch="variable" fo:font-size="6pt" style:font-size-asian="8pt" style:font-size-complex="8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fo:text-align="center"/>
      <style:text-properties fo:font-family="'Times New Roman'" style:font-style-name="Курсив" style:font-family-generic="roman" style:font-pitch="variable" fo:font-size="6pt" style:font-size-asian="6pt" style:font-size-complex="6pt"/>
    </style:style>
    <style:style style:name="P8" style:family="paragraph">
      <style:paragraph-properties fo:text-align="center"/>
      <style:text-properties fo:font-family="'Times New Roman'" style:font-style-name="Курсив" style:font-family-generic="roman" style:font-pitch="variable" fo:font-size="6pt" style:font-size-asian="6pt" style:font-size-complex="6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family="'Times New Roman'" style:font-style-name="Курсив" style:font-family-generic="roman" style:font-pitch="variable" fo:font-size="6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style-name="Курсив" style:font-family-generic="roman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T4" style:family="text">
      <style:text-properties fo:font-family="'Times New Roman'" style:font-style-name="Курсив" style:font-family-generic="roman" style:font-pitch="variable" fo:font-size="6pt" style:font-size-asian="6pt" style:font-size-complex="6pt"/>
    </style:style>
    <style:style style:name="T5" style:family="text">
      <style:text-properties fo:font-family="'Times New Roman'" style:font-style-name="Курсив" style:font-family-generic="roman" style:font-pitch="variable" fo:font-size="6pt" style:font-size-asian="8pt" style:font-size-complex="8pt"/>
    </style:style>
    <style:style style:name="T6" style:family="text">
      <style:text-properties fo:font-family="'Times New Roman'" style:font-style-name="Курсив" style:font-family-generic="roman" style:font-pitch="variable" fo:font-size="6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мозаика">
        <draw:custom-shape draw:style-name="gr1" draw:text-style-name="P2" draw:layer="layout" svg:width="2cm" svg:height="0.5cm" svg:x="-2.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2cm" svg:height="1cm" svg:x="-2.5cm" svg:y="2cm">
          <text:p text:style-name="P1"><text:span text:style-name="T1">Х = Х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cm" svg:height="1cm" svg:x="-2.5cm" svg:y="3.5cm">
          <text:p text:style-name="P1"><text:span text:style-name="T1">Название</text:span></text:p>
          <text:p text:style-name="P1"><text:span text:style-name="T1">Подпро-</text:span></text:p>
          <text:p text:style-name="P1"><text:span text:style-name="T1">грамм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2cm" svg:height="1cm" svg:x="-2.5cm" svg:y="6.5cm">
          <text:p text:style-name="P1"><text:span text:style-name="T1">Y = X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0.5cm" svg:height="0.5cm" svg:x="-1.5cm" svg:y="0cm">
          <text:p text:style-name="P1"><text:span text:style-name="T1">А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2cm" svg:height="1cm" svg:x="-2.5cm" svg:y="5cm">
          <text:p text:style-name="P1"><text:span text:style-name="T1">Ввод</text:span></text:p>
          <text:p text:style-name="P1"><text:span text:style-name="T1">Вывод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draw:style-name="gr6">
          <draw:rect draw:style-name="gr7" draw:text-style-name="P2" draw:layer="layout" svg:width="2cm" svg:height="1cm" svg:x="-2.5cm" svg:y="9.5cm">
            <text:p text:style-name="P1"><text:span text:style-name="T2">Цикл А</text:span></text:p>
            <text:p text:style-name="P1"><text:span text:style-name="T2">Делать пока</text:span></text:p>
          </draw:rect>
          <draw:line draw:style-name="gr8" draw:text-style-name="P3" draw:layer="layout" svg:x1="-2.25cm" svg:y1="9.5cm" svg:x2="-2.5cm" svg:y2="9.75cm">
            <text:p/>
          </draw:line>
          <draw:line draw:style-name="gr8" draw:text-style-name="P3" draw:layer="layout" svg:x1="-0.75cm" svg:y1="9.5cm" svg:x2="-0.5cm" svg:y2="9.75cm">
            <text:p/>
          </draw:line>
          <draw:line draw:style-name="gr8" draw:text-style-name="P3" draw:layer="layout" svg:x1="-2.25cm" svg:y1="9.5cm" svg:x2="-0.75cm" svg:y2="9.5cm">
            <text:p/>
          </draw:line>
          <draw:line draw:style-name="gr8" draw:text-style-name="P3" draw:layer="layout" svg:x1="-2.5cm" svg:y1="9.75cm" svg:x2="-2.5cm" svg:y2="10.5cm">
            <text:p/>
          </draw:line>
          <draw:line draw:style-name="gr8" draw:text-style-name="P3" draw:layer="layout" svg:x1="-0.5cm" svg:y1="10.5cm" svg:x2="-2.5cm" svg:y2="10.5cm">
            <text:p/>
          </draw:line>
          <draw:line draw:style-name="gr8" draw:text-style-name="P3" draw:layer="layout" svg:x1="-0.5cm" svg:y1="9.75cm" svg:x2="-0.5cm" svg:y2="10.5cm">
            <text:p/>
          </draw:line>
        </draw:g>
        <draw:g draw:style-name="gr6">
          <draw:glue-point draw:id="4" svg:x="0cm" svg:y="5cm"/>
          <draw:glue-point draw:id="5" svg:x="0cm" svg:y="-5cm"/>
          <draw:glue-point draw:id="6" svg:x="0cm" svg:y="5cm" draw:escape-direction="down"/>
          <draw:glue-point draw:id="7" svg:x="0cm" svg:y="5cm" draw:escape-direction="down"/>
          <draw:g draw:style-name="gr6">
            <draw:path draw:style-name="gr9" draw:text-style-name="P2" draw:layer="layout" svg:width="1.999cm" svg:height="0.999cm" svg:x="-2.5cm" svg:y="8cm" svg:viewBox="0 0 2000 1000" svg:d="M0 1000c0-333 0-667 0-1000 667 0 1333 0 2000 0 0 333 0 667 0 1000-667 0-1333 0-2000 0z">
              <text:p text:style-name="P1"><text:span text:style-name="T2">X = 1,90,10</text:span></text:p>
            </draw:path>
            <draw:path draw:style-name="gr8" draw:text-style-name="P3" draw:layer="layout" svg:width="1.499cm" svg:height="0cm" svg:x="-2.25cm" svg:y="8cm" svg:viewBox="0 0 1500 0" svg:d="M0 0c500 0 1000 0 1500 0">
              <text:p/>
            </draw:path>
            <draw:path draw:style-name="gr8" draw:text-style-name="P3" draw:layer="layout" svg:width="1.499cm" svg:height="0cm" svg:x="-2.25cm" svg:y="9cm" svg:viewBox="0 0 1500 0" svg:d="M0 0c500 0 1000 0 1500 0">
              <text:p/>
            </draw:path>
            <draw:path draw:style-name="gr8" draw:text-style-name="P3" draw:layer="layout" svg:width="0.249cm" svg:height="0.499cm" svg:x="-2.5cm" svg:y="8cm" svg:viewBox="0 0 250 500" svg:d="M250 0c-83 166-167 334-250 500">
              <text:p/>
            </draw:path>
            <draw:path draw:style-name="gr8" draw:text-style-name="P3" draw:layer="layout" svg:width="0.249cm" svg:height="0.499cm" svg:x="-0.75cm" svg:y="8.5cm" svg:viewBox="0 0 250 500" svg:d="M250 0c-83 166-167 334-250 500">
              <text:p/>
            </draw:path>
            <draw:path draw:style-name="gr8" draw:text-style-name="P3" draw:layer="layout" svg:width="0.249cm" svg:height="0.499cm" svg:x="-2.5cm" svg:y="8.5cm" svg:viewBox="0 0 250 500" svg:d="M0 0c83 166 167 334 250 500">
              <text:p/>
            </draw:path>
            <draw:path draw:style-name="gr8" draw:text-style-name="P3" draw:layer="layout" svg:width="0.249cm" svg:height="0.499cm" svg:x="-0.75cm" svg:y="8cm" svg:viewBox="0 0 250 500" svg:d="M0 0c83 166 167 334 250 500">
              <text:p/>
            </draw:path>
          </draw:g>
        </draw:g>
        <draw:line draw:style-name="gr10" draw:text-style-name="P3" draw:layer="layout" svg:x1="-3.5cm" svg:y1="13cm" svg:x2="-2.5cm" svg:y2="13cm">
          <text:p/>
        </draw:line>
        <draw:g>
          <draw:custom-shape draw:style-name="gr11" draw:text-style-name="P4" draw:layer="layout" svg:width="2.28cm" svg:height="0.573cm" svg:x="-2.5cm" svg:y="12.713cm">
            <text:p text:style-name="P1"><text:span text:style-name="T3">Комментарий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2" draw:text-style-name="P4" draw:layer="layout" svg:x1="-2.5cm" svg:y1="12.5cm" svg:x2="-2.5cm" svg:y2="13.5cm">
            <text:p/>
          </draw:line>
          <draw:line draw:style-name="gr12" draw:text-style-name="P3" draw:layer="layout" svg:x1="-2.3cm" svg:y1="13.5cm" svg:x2="-2.5cm" svg:y2="13.5cm">
            <text:p/>
          </draw:line>
          <draw:line draw:style-name="gr12" draw:text-style-name="P3" draw:layer="layout" svg:x1="-2.3cm" svg:y1="12.5cm" svg:x2="-2.5cm" svg:y2="12.5cm">
            <text:p/>
          </draw:line>
        </draw:g>
        <draw:g draw:style-name="gr6">
          <draw:rect draw:style-name="gr7" draw:text-style-name="P2" draw:layer="layout" svg:width="2cm" svg:height="1cm" svg:x="-2.5cm" svg:y="11cm">
            <text:p text:style-name="P1"><text:span text:style-name="T2">Цикл А</text:span></text:p>
            <text:p text:style-name="P1"><text:span text:style-name="T2">Делать до</text:span></text:p>
          </draw:rect>
          <draw:line draw:style-name="gr8" draw:text-style-name="P3" draw:layer="layout" svg:x1="-2.25cm" svg:y1="12cm" svg:x2="-2.5cm" svg:y2="11.75cm">
            <text:p/>
          </draw:line>
          <draw:line draw:style-name="gr8" draw:text-style-name="P3" draw:layer="layout" svg:x1="-0.75cm" svg:y1="12cm" svg:x2="-0.5cm" svg:y2="11.75cm">
            <text:p/>
          </draw:line>
          <draw:line draw:style-name="gr8" draw:text-style-name="P3" draw:layer="layout" svg:x1="-2.25cm" svg:y1="12cm" svg:x2="-0.75cm" svg:y2="12cm">
            <text:p/>
          </draw:line>
          <draw:line draw:style-name="gr8" draw:text-style-name="P3" draw:layer="layout" svg:x1="-2.5cm" svg:y1="11.75cm" svg:x2="-2.5cm" svg:y2="11cm">
            <text:p/>
          </draw:line>
          <draw:line draw:style-name="gr8" draw:text-style-name="P3" draw:layer="layout" svg:x1="-0.5cm" svg:y1="11cm" svg:x2="-2.5cm" svg:y2="11cm">
            <text:p/>
          </draw:line>
          <draw:line draw:style-name="gr8" draw:text-style-name="P3" draw:layer="layout" svg:x1="-0.5cm" svg:y1="11.75cm" svg:x2="-0.5cm" svg:y2="11cm">
            <text:p/>
          </draw:line>
        </draw:g>
        <draw:custom-shape draw:style-name="gr13" draw:text-style-name="P7" draw:layer="layout" svg:width="3.5cm" svg:height="2.5cm" svg:x="4.742cm" svg:y="4.328cm">
          <text:p text:style-name="P5"><text:span text:style-name="T4">Сбор информации: (склад)</text:span></text:p>
          <text:p text:style-name="P5"><text:span text:style-name="T4"/></text:p>
          <text:p text:style-name="P6"><text:span text:style-name="T4">1) габаритный размер</text:span></text:p>
          <text:p text:style-name="P6"><text:span text:style-name="T4"/></text:p>
          <text:p text:style-name="P6"><text:span text:style-name="T4">2) геометрия</text:span></text:p>
          <text:p text:style-name="P6"><text:span text:style-name="T4"/></text:p>
          <text:p text:style-name="P6"><text:span text:style-name="T4">3) наличие рисунка</text:span></text:p>
          <text:p text:style-name="P6"><text:span text:style-name="T4"/></text:p>
          <text:p text:style-name="P6"><text:span text:style-name="T4">4) наличие фактуры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4.5cm" svg:height="2cm" svg:x="4.258cm" svg:y="7.33cm">
          <text:p text:style-name="P1"><text:span text:style-name="T4">Определение линейная или гидроабразивная порезка</text:span><text:span text:style-name="T5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3" draw:layer="layout" svg:x1="6.5cm" svg:y1="2.5cm" svg:x2="6.5cm" svg:y2="3cm">
          <text:p/>
        </draw:line>
        <draw:line draw:style-name="gr15" draw:text-style-name="P3" draw:layer="layout" svg:x1="6.5cm" svg:y1="3.8cm" svg:x2="6.5cm" svg:y2="4.3cm">
          <text:p/>
        </draw:line>
        <draw:line draw:style-name="gr15" draw:text-style-name="P3" draw:layer="layout" svg:x1="6.5cm" svg:y1="6.844cm" svg:x2="6.5cm" svg:y2="7.344cm">
          <text:p/>
        </draw:line>
        <draw:line draw:style-name="gr15" draw:text-style-name="P3" draw:layer="layout" svg:x1="4.3cm" svg:y1="8.33cm" svg:x2="2.8cm" svg:y2="8.33cm">
          <text:p/>
        </draw:line>
        <draw:custom-shape draw:style-name="gr14" draw:text-style-name="P3" draw:layer="layout" svg:width="5cm" svg:height="0.5cm" svg:x="9.7cm" svg:y="8.07cm">
          <text:p text:style-name="P1"><text:span text:style-name="T6">Формирование тех. задания на порезку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5cm" svg:height="1cm" svg:x="9.516cm" svg:y="9.4cm">
          <text:p text:style-name="P1"><text:span text:style-name="T4">Определение, какой размер ячейки, и какой шов между ячейками необходимо получит в готовом блоке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.5cm" svg:height="1.3cm" svg:x="9.758cm" svg:y="11.2cm">
          <text:p text:style-name="P1"><text:span text:style-name="T4">Есть ли необходимый шаблон в наличии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4.7cm" svg:height="1.7cm" svg:x="9.656cm" svg:y="13.3cm">
          <text:p text:style-name="P1"><text:span text:style-name="T4">Сборка мозаики в блоки произвольно или по заданной схеме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4cm" svg:height="1cm" svg:x="10cm" svg:y="15.8cm">
          <text:p text:style-name="P1"><text:span text:style-name="T4">Расчет стоимости заказа с учетом всех тех. условий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cm" svg:height="0.5cm" svg:x="10.014cm" svg:y="22.855cm">
          <text:p text:style-name="P1"><text:span text:style-name="T4">Оформление задания на порезку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cm" svg:height="0.6cm" svg:x="10.014cm" svg:y="24.097cm">
          <text:p text:style-name="P1"><text:span text:style-name="T4">По готовности заказа сообщить заказчику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3" draw:layer="layout" svg:x1="12.014cm" svg:y1="8.6cm" svg:x2="12.014cm" svg:y2="9.4cm">
          <text:p/>
        </draw:line>
        <draw:custom-shape draw:style-name="gr14" draw:text-style-name="P8" draw:layer="layout" svg:width="4.5cm" svg:height="1.07cm" svg:x="4.3cm" svg:y="11.33cm">
          <text:p text:style-name="P1"><text:span text:style-name="T4">Заказ шаблона на лазерной порезке (стоимость изготовления шаблона, включить в общую стоимость заказа)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ellipse draw:style-name="gr16" draw:text-style-name="P9" draw:layer="layout" svg:width="1.5cm" svg:height="0.5cm" svg:x="10.5cm" svg:y="6cm">
          <text:p/>
        </draw:ellipse>
        <draw:circle draw:style-name="gr17" draw:text-style-name="P9" draw:layer="layout" svg:width="0.5cm" svg:height="0.5cm" svg:x="9cm" svg:y="7.5cm">
          <text:p text:style-name="P1"><text:span text:style-name="T7">ЛР</text:span></text:p>
        </draw:circle>
        <draw:circle draw:style-name="gr17" draw:text-style-name="P9" draw:layer="layout" svg:width="0.5cm" svg:height="0.5cm" svg:x="3.5cm" svg:y="7.5cm">
          <text:p text:style-name="P1"><text:span text:style-name="T7">ГАР</text:span></text:p>
        </draw:circle>
        <draw:circle draw:style-name="gr17" draw:text-style-name="P8" draw:layer="layout" svg:width="0.5cm" svg:height="0.5cm" svg:x="13cm" svg:y="12.5cm">
          <text:p text:style-name="P1"><text:span text:style-name="T4">да</text:span></text:p>
        </draw:circle>
        <draw:ellipse draw:style-name="gr17" draw:text-style-name="P8" draw:layer="layout" svg:width="1cm" svg:height="0.5cm" svg:x="9cm" svg:y="11.3cm">
          <text:p text:style-name="P1"><text:span text:style-name="T4">нет</text:span></text:p>
        </draw:ellipse>
        <draw:line draw:style-name="gr15" draw:text-style-name="P1" draw:layer="layout" svg:x1="9.8cm" svg:y1="11.828cm" svg:x2="8.8cm" svg:y2="11.828cm">
          <text:p/>
        </draw:line>
        <draw:ellipse draw:style-name="gr17" draw:text-style-name="P8" draw:layer="layout" svg:width="1.5cm" svg:height="0.5cm" svg:x="12.5cm" svg:y="15cm">
          <text:p text:style-name="P1"><text:span text:style-name="T4">произвольный</text:span></text:p>
        </draw:ellipse>
        <draw:ellipse draw:style-name="gr17" draw:text-style-name="P8" draw:layer="layout" svg:width="1cm" svg:height="0.5cm" svg:x="9cm" svg:y="13.4cm">
          <text:p text:style-name="P1"><text:span text:style-name="T4">по схеме</text:span></text:p>
        </draw:ellipse>
        <draw:ellipse draw:style-name="gr17" draw:text-style-name="P8" draw:layer="layout" svg:width="1cm" svg:height="0.5cm" svg:x="12.214cm" svg:y="21.997cm">
          <text:p text:style-name="P1"><text:span text:style-name="T4">да</text:span></text:p>
        </draw:ellipse>
        <draw:ellipse draw:style-name="gr17" draw:text-style-name="P8" draw:layer="layout" svg:width="1cm" svg:height="0.5cm" svg:x="9.014cm" svg:y="20.697cm">
          <text:p text:style-name="P1"><text:span text:style-name="T4">нет</text:span></text:p>
        </draw:ellipse>
        <draw:line draw:style-name="gr18" draw:text-style-name="P1" draw:layer="layout" svg:x1="6.5cm" svg:y1="12.4cm" svg:x2="6.5cm" svg:y2="12.8cm">
          <text:p/>
        </draw:line>
        <draw:line draw:style-name="gr15" draw:text-style-name="P1" draw:layer="layout" svg:x1="6.5cm" svg:y1="12.8cm" svg:x2="12cm" svg:y2="12.8cm">
          <text:p/>
        </draw:line>
        <draw:custom-shape draw:style-name="gr14" draw:text-style-name="P8" draw:layer="layout" svg:width="3.244cm" svg:height="0.8cm" svg:x="4.886cm" svg:y="1.672cm">
          <text:p text:style-name="P1"><text:span text:style-name="T5">Завоз материала</text:span><text:span text:style-name="T4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3cm" svg:height="0.8cm" svg:x="5cm" svg:y="3cm">
          <text:p text:style-name="P1"><text:span text:style-name="T5">Присвоение № заказа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1" draw:layer="layout" svg:x1="8.7cm" svg:y1="8.316cm" svg:x2="9.7cm" svg:y2="8.316cm">
          <text:p/>
        </draw:line>
        <draw:line draw:style-name="gr15" draw:text-style-name="P3" draw:layer="layout" svg:x1="12cm" svg:y1="10.4cm" svg:x2="12cm" svg:y2="11.2cm">
          <text:p/>
        </draw:line>
        <draw:line draw:style-name="gr15" draw:text-style-name="P3" draw:layer="layout" svg:x1="12cm" svg:y1="12.5cm" svg:x2="12cm" svg:y2="13.3cm">
          <text:p/>
        </draw:line>
        <draw:line draw:style-name="gr15" draw:text-style-name="P1" draw:layer="layout" svg:x1="9.7cm" svg:y1="14.156cm" svg:x2="8.7cm" svg:y2="14.156cm">
          <text:p/>
        </draw:line>
        <draw:line draw:style-name="gr15" draw:text-style-name="P3" draw:layer="layout" svg:x1="12cm" svg:y1="15cm" svg:x2="12cm" svg:y2="15.8cm">
          <text:p/>
        </draw:line>
        <draw:line draw:style-name="gr15" draw:text-style-name="P1" draw:layer="layout" svg:x1="6.5cm" svg:y1="15.3cm" svg:x2="12cm" svg:y2="15.3cm">
          <text:p/>
        </draw:line>
        <draw:line draw:style-name="gr15" draw:text-style-name="P1" draw:layer="layout" svg:x1="6.5cm" svg:y1="12.8cm" svg:x2="12cm" svg:y2="12.8cm">
          <text:p/>
        </draw:line>
        <draw:line draw:style-name="gr18" draw:text-style-name="P1" draw:layer="layout" svg:x1="6.5cm" svg:y1="14.7cm" svg:x2="6.5cm" svg:y2="15.1cm">
          <text:p/>
        </draw:line>
        <draw:custom-shape draw:style-name="gr14" draw:text-style-name="P8" draw:layer="layout" svg:width="4.5cm" svg:height="1.07cm" svg:x="4.2cm" svg:y="13.628cm">
          <text:p text:style-name="P1"><text:span text:style-name="T4">Согласование схемы сборки, либо подпись заказчика на бланке заказа, либо по эл.почте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3" draw:layer="layout" svg:x1="12cm" svg:y1="16.8cm" svg:x2="12cm" svg:y2="17.6cm">
          <text:p/>
        </draw:line>
        <draw:custom-shape draw:style-name="gr14" draw:text-style-name="P8" draw:layer="layout" svg:width="4cm" svg:height="0.83cm" svg:x="10cm" svg:y="17.67cm">
          <text:p text:style-name="P8"><text:span text:style-name="T4">Заказ подложки для упаковки (включить в общую стоимость заказа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cm" svg:height="1cm" svg:x="10cm" svg:y="15.801cm">
          <text:p text:style-name="P1"><text:span text:style-name="T4">Расчет стоимости заказа с учетом всех тех. условий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3" draw:layer="layout" svg:x1="12.014cm" svg:y1="19.855cm" svg:x2="12.014cm" svg:y2="20.655cm">
          <text:p/>
        </draw:line>
        <draw:custom-shape draw:style-name="gr14" draw:text-style-name="P8" draw:layer="layout" svg:width="4.5cm" svg:height="1.3cm" svg:x="9.77cm" svg:y="20.697cm">
          <text:p text:style-name="P1"><text:span text:style-name="T4">Цена согласована <text:s/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4.5cm" svg:height="1.07cm" svg:x="4.314cm" svg:y="20.825cm">
          <text:p text:style-name="P1"><text:span text:style-name="T4">Предложить возможные варианты удешевления заказа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1" draw:layer="layout" svg:x1="9.756cm" svg:y1="21.353cm" svg:x2="8.756cm" svg:y2="21.353cm">
          <text:p/>
        </draw:line>
        <draw:line draw:style-name="gr15" draw:text-style-name="P3" draw:layer="layout" svg:x1="12cm" svg:y1="18.5cm" svg:x2="12cm" svg:y2="19.3cm">
          <text:p/>
        </draw:line>
        <draw:line draw:style-name="gr15" draw:text-style-name="P3" draw:layer="layout" svg:x1="12.014cm" svg:y1="22.013cm" svg:x2="12.014cm" svg:y2="22.813cm">
          <text:p/>
        </draw:line>
        <draw:line draw:style-name="gr15" draw:text-style-name="P3" draw:layer="layout" svg:x1="12.014cm" svg:y1="23.297cm" svg:x2="12.014cm" svg:y2="24.097cm">
          <text:p/>
        </draw:line>
        <draw:line draw:style-name="gr15" draw:text-style-name="P1" draw:layer="layout" svg:x1="6.5cm" svg:y1="15.1cm" svg:x2="12cm" svg:y2="15.1cm">
          <text:p/>
        </draw:line>
        <draw:frame draw:style-name="gr19" draw:text-style-name="P1" draw:layer="layout" svg:width="9.5cm" svg:height="3cm" svg:x="4cm" svg:y="25.5cm">
          <draw:image xlink:href="Pictures/2000001C00004076000013EC18DB8F55.svm" xlink:type="simple" xlink:show="embed" xlink:actuate="onLoad">
            <text:p/>
          </draw:image>
        </draw:frame>
        <draw:custom-shape draw:style-name="gr14" draw:text-style-name="P8" draw:layer="layout" svg:width="4cm" svg:height="0.5cm" svg:x="9.97cm" svg:y="19.325cm">
          <text:p text:style-name="P8"><text:span text:style-name="T4">Согласование стоимости заказа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8" draw:text-style-name="P1" draw:layer="layout" svg:x1="6.5cm" svg:y1="20.8cm" svg:x2="6.5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 draw:fill-gradient-name="Gradient_20_7" draw:fill-hatch-name="Hatch_20_1" draw:fill-image-name="Bitmape_20_1"/>
      <style:text-properties fo:font-family="'Times New Roman'" style:font-style-name="Обычный" style:font-family-generic="roman" style:font-pitch="variable" fo:font-size="11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мозаика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6T09:09:40.40</meta:creation-date>
    <meta:editing-duration>PT1H1M31S</meta:editing-duration>
    <meta:editing-cycles>6</meta:editing-cycles>
    <meta:generator>OpenOffice/4.1.3$Win32 OpenOffice.org_project/413m1$Build-9783</meta:generator>
    <dc:title>Блок-схемы</dc:title>
    <dc:description>Этот шаблон для составления блок-схем по ГОСТ. Когда не походят стандартные для Ооо блоки циклов. Только для ЛОГИЧЕСКИХ алгоритмов.</dc:description>
    <meta:keyword>шаблон</meta:keyword>
    <meta:keyword>блок-схема</meta:keyword>
    <dc:subject>Gрочее</dc:subject>
    <meta:initial-creator>user 1</meta:initial-creator>
    <dc:date>2017-02-16T09:28:25.03</dc:date>
    <dc:creator>user 1</dc:creator>
    <meta:document-statistic meta:object-count="89"/>
    <meta:user-defined meta:name="License">&lt;a href="http://templates.services.openoffice.org/bsd-license"&gt;BSD&lt;/a&gt; </meta:user-defined>
  </office:meta>
</office:document-meta>
</file>